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4.968cm" table:align="left"/>
    </style:style>
    <style:style style:name="Tableau1.A" style:family="table-column">
      <style:table-column-properties style:column-width="4.24cm"/>
    </style:style>
    <style:style style:name="Tableau1.B" style:family="table-column">
      <style:table-column-properties style:column-width="10.728cm"/>
    </style:style>
    <style:style style:name="Tableau1.B1" style:family="table-cell">
      <style:table-cell-properties style:vertical-align="middle"/>
    </style:style>
    <style:style style:name="P1" style:family="paragraph" style:parent-style-name="Table_20_Contents">
      <style:paragraph-properties fo:text-align="start" style:justify-single-word="false"/>
    </style:style>
    <style:style style:name="P2" style:family="paragraph" style:parent-style-name="List_20_Contents">
      <style:paragraph-properties fo:margin-top="0cm" fo:margin-bottom="0.499cm"/>
    </style:style>
    <style:style style:name="P3" style:family="paragraph" style:parent-style-name="Preformatted_20_Text">
      <style:paragraph-properties fo:margin-top="0cm" fo:margin-bottom="0.499cm"/>
    </style:style>
    <style:style style:name="P4" style:family="paragraph" style:parent-style-name="Preformatted_20_Text">
      <style:paragraph-properties fo:margin-top="0cm" fo:margin-bottom="0.499cm"/>
      <style:text-properties style:font-name="Times New Roman" fo:font-size="12pt" style:font-size-asian="12pt" style:font-size-complex="12pt"/>
    </style:style>
    <style:style style:name="P5" style:family="paragraph" style:parent-style-name="Preformatted_20_Text">
      <style:paragraph-properties fo:margin-top="0cm" fo:margin-bottom="0.499cm" fo:line-height="100%"/>
    </style:style>
    <style:style style:name="P6" style:family="paragraph" style:parent-style-name="Text_20_body">
      <style:text-properties style:font-name="Times New Roman"/>
    </style:style>
    <style:style style:name="P7" style:family="paragraph" style:parent-style-name="Text_20_body">
      <style:text-properties style:font-name="Courier New"/>
    </style:style>
    <style:style style:name="P8" style:family="paragraph" style:parent-style-name="Preformatted_20_Text">
      <style:paragraph-properties fo:margin-top="0cm" fo:margin-bottom="0cm"/>
    </style:style>
    <style:style style:name="P9" style:family="paragraph" style:parent-style-name="Preformatted_20_Text">
      <style:paragraph-properties fo:margin-top="0cm" fo:margin-bottom="0cm" fo:line-height="100%"/>
    </style:style>
    <style:style style:name="P10" style:family="paragraph" style:parent-style-name="Text_20_body">
      <style:paragraph-properties fo:margin-top="0cm" fo:margin-bottom="0cm"/>
      <style:text-properties style:font-name="Courier New" fo:font-size="10pt" style:font-size-asian="10pt" style:font-size-complex="10pt"/>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style:font-name="Times New Roman"/>
    </style:style>
    <style:style style:name="P13" style:family="paragraph" style:parent-style-name="Preformatted_20_Text">
      <style:text-properties fo:font-style="italic"/>
    </style:style>
    <style:style style:name="P14" style:family="paragraph" style:parent-style-name="Preformatted_20_Text">
      <style:text-properties style:font-name="Times New Roman"/>
    </style:style>
    <style:style style:name="P15" style:family="paragraph" style:parent-style-name="Preformatted_20_Text">
      <style:text-properties style:font-name="Times New Roman" fo:font-size="12pt" style:font-size-asian="12pt" style:font-size-complex="12pt"/>
    </style:style>
    <style:style style:name="P16" style:family="paragraph" style:parent-style-name="Text_20_body">
      <style:paragraph-properties fo:margin-left="1.251cm" fo:margin-right="0cm" fo:margin-top="0cm" fo:margin-bottom="0cm" fo:text-indent="0cm" style:auto-text-indent="false"/>
      <style:text-properties style:font-name="Courier New"/>
    </style:style>
    <style:style style:name="P17" style:family="paragraph" style:parent-style-name="Text_20_body">
      <style:paragraph-properties fo:margin-left="1.251cm" fo:margin-right="0cm" fo:margin-top="0cm" fo:margin-bottom="0cm" fo:text-indent="0cm" style:auto-text-indent="false"/>
      <style:text-properties style:font-name="Courier New" fo:font-size="10pt" style:font-size-asian="10pt" style:font-size-complex="10pt"/>
    </style:style>
    <style:style style:name="P18" style:family="paragraph" style:parent-style-name="Text_20_body">
      <style:paragraph-properties fo:margin-left="1.251cm" fo:margin-right="0cm" fo:text-indent="0cm" style:auto-text-indent="false"/>
    </style:style>
    <style:style style:name="P19" style:family="paragraph" style:parent-style-name="Text_20_body">
      <style:paragraph-properties fo:margin-top="0cm" fo:margin-bottom="0.199cm"/>
    </style:style>
    <style:style style:name="P20" style:family="paragraph" style:parent-style-name="Text_20_body" style:list-style-name="L2"/>
    <style:style style:name="P21" style:family="paragraph" style:parent-style-name="Text_20_body">
      <style:text-properties style:font-name="Times New Roman"/>
    </style:style>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text-properties style:font-name="Courier New"/>
    </style:style>
    <style:style style:name="P25" style:family="paragraph" style:parent-style-name="Text_20_body" style:list-style-name="L1">
      <style:paragraph-properties fo:margin-top="0cm" fo:margin-bottom="0cm"/>
    </style:style>
    <style:style style:name="P26" style:family="paragraph" style:parent-style-name="Text_20_body" style:list-style-name="L3">
      <style:paragraph-properties fo:margin-top="0cm" fo:margin-bottom="0.199cm"/>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font-name="Times New Roman"/>
    </style:style>
    <style:style style:name="T2" style:family="text">
      <style:text-properties style:font-name="Times New Roman" fo:font-style="italic" style:font-style-asian="italic" style:font-style-complex="italic"/>
    </style:style>
    <style:style style:name="T3" style:family="text">
      <style:text-properties style:font-name="Times New Roman" fo:font-style="normal" style:font-style-asian="normal" style:font-style-complex="normal"/>
    </style:style>
    <style:style style:name="T4" style:family="text">
      <style:text-properties style:font-name="Times New Roman" fo:font-size="12pt" style:font-size-asian="12pt" style:font-size-complex="12pt"/>
    </style:style>
    <style:style style:name="T5" style:family="text">
      <style:text-properties style:font-name="Courier New"/>
    </style:style>
    <style:style style:name="T6" style:family="text">
      <style:text-properties style:font-name="Courier New" fo:font-style="normal" style:font-style-asian="normal" style:font-style-complex="normal"/>
    </style:style>
    <style:style style:name="T7" style:family="text">
      <style:text-properties style:font-name="Courier New" fo:font-size="10pt" style:font-size-asian="10pt" style:font-size-complex="10pt"/>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ize="10pt" style:font-size-asian="10pt" style:font-size-complex="10pt"/>
    </style:style>
    <style:style style:name="T12" style:family="text">
      <style:text-properties style:font-name="Tim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au1" table:style-name="Tableau1">
        <table:table-column table:style-name="Tableau1.A"/>
        <table:table-column table:style-name="Tableau1.B"/>
        <table:table-row>
          <table:table-cell office:value-type="string">
            <text:p text:style-name="P1">Document number:</text:p>
          </table:table-cell>
          <table:table-cell table:style-name="Tableau1.B1" office:value-type="string">
            <text:p text:style-name="Table_20_Contents">P0032</text:p>
          </table:table-cell>
        </table:table-row>
        <table:table-row>
          <table:table-cell office:value-type="string">
            <text:p text:style-name="P1">Date:</text:p>
          </table:table-cell>
          <table:table-cell table:style-name="Tableau1.B1" office:value-type="string">
            <text:p text:style-name="Table_20_Contents">2015–09-24</text:p>
          </table:table-cell>
        </table:table-row>
        <table:table-row>
          <table:table-cell office:value-type="string">
            <text:p text:style-name="P1">Project:</text:p>
          </table:table-cell>
          <table:table-cell table:style-name="Tableau1.B1" office:value-type="string">
            <text:p text:style-name="Table_20_Contents">Programming Language C++, Library Evolution Working Group</text:p>
          </table:table-cell>
        </table:table-row>
        <table:table-row>
          <table:table-cell office:value-type="string">
            <text:p text:style-name="P1">Reply-to:</text:p>
          </table:table-cell>
          <table:table-cell table:style-name="Tableau1.B1" office:value-type="string">
            <text:p text:style-name="Table_20_Contents">Vicente J. Botet Escriba &lt;<text:a xlink:type="simple" xlink:href="mailto:vicente.botet@wanadoo.fr">vicente.botet@wanadoo.fr</text:a>&gt;</text:p>
          </table:table-cell>
        </table:table-row>
      </table:table>
      <text:p text:style-name="Heading"><text:span text:style-name="Source_20_Text"/></text:p>
      <text:p text:style-name="Heading"><text:span text:style-name="Source_20_Text"><text:span text:style-name="T1">Homogeneous interface for </text:span></text:span><text:span text:style-name="Source_20_Text">variant&lt;Ts...&gt;</text:span>, <text:span text:style-name="Source_20_Text">any</text:span><text:span text:style-name="T1"> and </text:span><text:span text:style-name="Source_20_Text">optional&lt;T&gt;</text:span> </text:p>
      <text:p text:style-name="Text_20_body"/>
      <text:p text:style-name="Text_20_body">This paper identifies some differences in the design of <text:span text:style-name="Source_20_Text">variant&lt;Ts...&gt;</text:span>, <text:span text:style-name="Source_20_Text">any</text:span> and <text:span text:style-name="Source_20_Text">optional&lt;T&gt;</text:span>, diagnoses them as owing to unnecessary asymmetry between those classes, and proposes wording to eliminate the asymmetry. </text:p>
      <text:p text:style-name="Text_20_body"/>
      <text:table-of-content text:style-name="Sect1" text:protected="true" text:name="Table des matières1">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Contents</text:p>
          </text:index-title>
          <text:p text:style-name="P28">Introduction<text:tab/>1</text:p>
          <text:p text:style-name="P28">Motivation and Scope<text:tab/>2</text:p>
          <text:p text:style-name="P28">Proposal<text:tab/>2</text:p>
          <text:p text:style-name="P28">Design rationale<text:tab/>3</text:p>
          <text:p text:style-name="P27">in_place constructor<text:tab/>3</text:p>
          <text:p text:style-name="P27">Cost of function reference versus tags<text:tab/>4</text:p>
          <text:p text:style-name="P27">emplace forward member function<text:tab/>4</text:p>
          <text:p text:style-name="P27">About empty()/explicit operator bool() member functions<text:tab/>5</text:p>
          <text:p text:style-name="P27">About clear()/reset() member functions<text:tab/>6</text:p>
          <text:p text:style-name="P27">About a not-a-value any: none<text:tab/>6</text:p>
          <text:p text:style-name="P27">Which type for none?<text:tab/>7</text:p>
          <text:p text:style-name="P27">Do we need an explicit make_any factory?<text:tab/>7</text:p>
          <text:p text:style-name="P27">About emplace factories<text:tab/>7</text:p>
          <text:p text:style-name="P27">Which file for in_place_t and in_place?<text:tab/>8</text:p>
          <text:p text:style-name="P27">Access interface<text:tab/>8</text:p>
          <text:p text:style-name="P28">Open points<text:tab/>11</text:p>
          <text:p text:style-name="P28">Technical Specification<text:tab/>12</text:p>
          <text:p text:style-name="P28">Acknowledgements<text:tab/>15</text:p>
          <text:p text:style-name="P28">References<text:tab/>16</text:p>
        </text:index-body>
      </text:table-of-content>
      <text:p text:style-name="Text_20_body"/>
      <text:h text:style-name="Heading_20_1" text:outline-level="1"><text:bookmark text:name="user-content-introduction"/>Introduction</text:h>
      <text:p text:style-name="Text_20_body">This paper identifies some differences in the design of <text:span text:style-name="Source_20_Text">variant&lt;Ts...&gt;</text:span>, <text:span text:style-name="Source_20_Text">any</text:span> and <text:span text:style-name="Source_20_Text">optional&lt;T&gt;</text:span>, diagnoses them as owing to unnecessary asymmetry between those classes, and proposes wording to eliminate the asymmetry. </text:p>
      <text:p text:style-name="Text_20_body">The identified issues are related to the last Fundamental TS proposal [N4480] and the variant <text:soft-page-break/>proposal [N4542] and concerns mainly:</text:p>
      <text:list xml:id="list655761975" text:style-name="L1">
        <text:list-item>
          <text:p text:style-name="P25">coherency of functions that behave the same but that are named differently, </text:p>
        </text:list-item>
        <text:list-item>
          <text:p text:style-name="P25">replace the <text:span text:style-name="T5">in_place</text:span> tag by a function with overloads for type and index,</text:p>
        </text:list-item>
        <text:list-item>
          <text:p text:style-name="P25">replacement of <text:span text:style-name="Source_20_Text">emplace_type&lt;T&gt;</text:span>/<text:span text:style-name="Source_20_Text">emplace_index&lt;I&gt;</text:span> by <text:span text:style-name="Source_20_Text">in_place&lt;T&gt;</text:span>/<text:span text:style-name="Source_20_Text">in_place&lt;I&gt;</text:span> </text:p>
        </text:list-item>
        <text:list-item>
          <text:p text:style-name="P25">addition of emplace factories for <text:span text:style-name="Source_20_Text">any</text:span> and <text:span text:style-name="Source_20_Text">optional</text:span> classes. </text:p>
          <text:p text:style-name="P25"/>
        </text:list-item>
      </text:list>
      <text:h text:style-name="Heading_20_1" text:outline-level="1"><text:bookmark text:name="user-content-motivation-and-scope"/>Motivation and Scope</text:h>
      <text:p text:style-name="Text_20_body">Both <text:span text:style-name="Source_20_Text">optional</text:span> and <text:span text:style-name="Source_20_Text">any</text:span> are classes that can store possibly some underlying type. In the case of <text:span text:style-name="Source_20_Text">optional</text:span> the underlying type is know at compile time, for <text:span text:style-name="Source_20_Text">any</text:span> the underlying type is any and know at run-time. </text:p>
      <text:p text:style-name="Text_20_body">If the variant proposal ends by been nullable, the stored type would be any of the <text:span text:style-name="Source_20_Text">Ts</text:span> or a <text:span text:style-name="T9">not-a-value</text:span> type, know at run-time. Let me refer to this possible variant of <text:span text:style-name="T5">variant</text:span> <text:span text:style-name="Source_20_Text">optional&lt;Ts...&gt;. </text:span></text:p>
      <text:p text:style-name="Text_20_body">The following inconsistencies have been identified:</text:p>
      <text:list xml:id="list616869543" text:style-name="L2">
        <text:list-item>
          <text:p text:style-name="P20"><text:span text:style-name="Source_20_Text">variant&lt;Ts...&gt;</text:span> and <text:span text:style-name="Source_20_Text">optional</text:span> provides in place construction with different syntax while <text:span text:style-name="Source_20_Text">any</text:span> requires a specific instance.</text:p>
        </text:list-item>
        <text:list-item>
          <text:p text:style-name="P20"><text:span text:style-name="Source_20_Text">variant&lt;Ts...&gt;</text:span> and <text:span text:style-name="Source_20_Text">optional</text:span> provides emplace assignment while <text:span text:style-name="Source_20_Text">any</text:span> requires a specific instance to be assigned. </text:p>
        </text:list-item>
        <text:list-item>
          <text:p text:style-name="P20">The in place tags for <text:span text:style-name="Source_20_Text">variant&lt;Ts...&gt;</text:span> and <text:span text:style-name="Source_20_Text">optional</text:span> are different. However the name should be the same. Any doesn't provides in place construction and assignment yet.</text:p>
        </text:list-item>
        <text:list-item>
          <text:p text:style-name="P20"><text:span text:style-name="Source_20_Text">any</text:span> provides <text:span text:style-name="Source_20_Text">any::clear()</text:span> to unset the value while <text:span text:style-name="Source_20_Text">optional</text:span> uses assignment from a <text:span text:style-name="Source_20_Text">nullopt_t</text:span>. </text:p>
        </text:list-item>
        <text:list-item>
          <text:p text:style-name="P20"><text:span text:style-name="Source_20_Text">optional</text:span> provides a <text:span text:style-name="Source_20_Text">explicit bool</text:span> conversion while <text:span text:style-name="Source_20_Text">any</text:span> provides an <text:span text:style-name="Source_20_Text">any::empty</text:span> member function. </text:p>
        </text:list-item>
        <text:list-item>
          <text:p text:style-name="P20"><text:span text:style-name="Source_20_Text">optional&lt;T&gt;</text:span>, <text:span text:style-name="Source_20_Text">variant&lt;Ts...&gt;</text:span> and <text:span text:style-name="Source_20_Text">any</text:span> provides different interfaces to get the stored value. <text:span text:style-name="Source_20_Text">optional</text:span> uses a <text:span text:style-name="Source_20_Text">value</text:span> member function and pointer-like functions, <text:span text:style-name="Source_20_Text">variant</text:span> uses a tuple like interface, while <text:span text:style-name="Source_20_Text">any</text:span> uses a cast like interface. As all these classes are in someway classes that can possibly store a specific type, the first two limited and know at compile time, the last unlimited, it seems natural that all provide the same kind of interface. </text:p>
        </text:list-item>
      </text:list>
      <text:p text:style-name="Text_20_body">The C++ standard should be coherent for features that behave the same way on different types. Instead of creating specific issues, we have preferred to write a specific paper so that we can discuss of the whole view.</text:p>
      <text:h text:style-name="Heading_20_1" text:outline-level="1"><text:bookmark text:name="user-content-proposal"/>Proposal</text:h>
      <text:p text:style-name="Text_20_body">We propose to: </text:p>
      <text:list xml:id="list1934277254" text:style-name="L3">
        <text:list-item>
          <text:p text:style-name="P26">Replace <text:span text:style-name="Source_20_Text">in_place</text:span> by an overloaded function (see [eggs-variant]).</text:p>
        </text:list-item>
        <text:list-item>
          <text:p text:style-name="P26"><text:soft-page-break/>In class <text:span text:style-name="Source_20_Text">optional&lt;T&gt;</text:span></text:p>
          <text:list>
            <text:list-item>
              <text:p text:style-name="P26">Add a <text:span text:style-name="Source_20_Text">reset</text:span> member function. </text:p>
            </text:list-item>
          </text:list>
        </text:list-item>
        <text:list-item>
          <text:p text:style-name="P26">Add an additional overload for <text:s/><text:span text:style-name="Source_20_Text">make_optional</text:span> factory to emplace construct.</text:p>
        </text:list-item>
        <text:list-item>
          <text:p text:style-name="P26">In class <text:span text:style-name="Source_20_Text">any</text:span></text:p>
          <text:list>
            <text:list-item>
              <text:p text:style-name="P26">make the default constructor constexpr, </text:p>
            </text:list-item>
            <text:list-item>
              <text:p text:style-name="P26">add in place forward constructors, </text:p>
            </text:list-item>
            <text:list-item>
              <text:p text:style-name="P26">add emplace forward member functions, </text:p>
            </text:list-item>
            <text:list-item>
              <text:p text:style-name="P26">rename the <text:span text:style-name="Source_20_Text">empty</text:span> function with an <text:span text:style-name="Source_20_Text">explicit bool</text:span> conversion, </text:p>
            </text:list-item>
            <text:list-item>
              <text:p text:style-name="P26">rename the <text:span text:style-name="Source_20_Text">clear</text:span> member function to <text:span text:style-name="Source_20_Text">reset</text:span>, </text:p>
            </text:list-item>
          </text:list>
        </text:list-item>
        <text:list-item>
          <text:p text:style-name="P26">Add a <text:span text:style-name="T5">none_t</text:span><text:span text:style-name="T1"> type</text:span><text:span text:style-name="T5">.</text:span></text:p>
        </text:list-item>
        <text:list-item>
          <text:p text:style-name="P26">Add a <text:span text:style-name="Source_20_Text">none</text:span> constexpr variable of type <text:span text:style-name="Source_20_Text">none_t</text:span>.</text:p>
        </text:list-item>
        <text:list-item>
          <text:p text:style-name="P26">Add a <text:span text:style-name="Source_20_Text">make_any</text:span> factory.</text:p>
        </text:list-item>
        <text:list-item>
          <text:p text:style-name="P26">In class <text:span text:style-name="Source_20_Text">variant&lt;T&gt;</text:span></text:p>
          <text:list>
            <text:list-item>
              <text:p text:style-name="P26">Replace the uses of <text:span text:style-name="Source_20_Text">emplace_type_t&lt;T&gt;</text:span>/<text:span text:style-name="Source_20_Text">emplace_index_t&lt;I&gt;</text:span> by <text:span text:style-name="Source_20_Text">in_place_t (&amp;)(unspecified&lt;T&gt;)</text:span>/<text:span text:style-name="Source_20_Text">in_place_t (&amp;)(unspecified&lt;I&gt;)</text:span> </text:p>
            </text:list-item>
            <text:list-item>
              <text:p text:style-name="P26">Replace the uses of <text:span text:style-name="Source_20_Text">emplace_type&lt;T&gt;</text:span>/<text:span text:style-name="Source_20_Text">emplace_index&lt;I&gt;</text:span> by <text:span text:style-name="Source_20_Text">in_place&lt;T&gt;</text:span>/<text:span text:style-name="Source_20_Text">in_place&lt;I&gt;</text:span>.</text:p>
            </text:list-item>
          </text:list>
        </text:list-item>
      </text:list>
      <text:p text:style-name="P19">This paper doesn't propose yet an homogeneous interface to access these possibly valued types, even if a possible direction is suggested.</text:p>
      <text:h text:style-name="Heading_20_1" text:outline-level="1"><text:bookmark text:name="user-content-design-rationale"/>Design rationale</text:h>
      <text:h text:style-name="Heading_20_2" text:outline-level="2">in_place constructor</text:h>
      <text:p text:style-name="Text_20_body"><text:span text:style-name="Source_20_Text">optional&lt;T&gt;</text:span> in place constructor constructs implicitly a <text:span text:style-name="Source_20_Text">T</text:span>. </text:p>
      <text:p text:style-name="Preformatted_20_Text"><text:tab/>template &lt;class... Args&gt; </text:p>
      <text:p text:style-name="P3"><text:tab/>constexpr explicit optional&lt;T&gt;::optional(in_place_t, Args&amp;&amp;... args);</text:p>
      <text:p text:style-name="Text_20_body">In place construct for <text:span text:style-name="Source_20_Text">any</text:span> can not have an implicit type <text:span text:style-name="Source_20_Text">T</text:span>. We need a way to state explicitly which <text:span text:style-name="Source_20_Text">T</text:span> must be constructed in place. The function <text:span text:style-name="Source_20_Text">in_place_t(&amp;)(unspecified&lt;T&gt;)</text:span> is used to convey the type <text:span text:style-name="Source_20_Text">T</text:span> participating in overload resolution.</text:p>
      <text:p text:style-name="Preformatted_20_Text"><text:tab/>template &lt;class T, class ...Args&gt;</text:p>
      <text:p text:style-name="P3"><text:tab/>any(in_place_t(&amp;)(unspecified&lt;T&gt;), , Args&amp;&amp; ...);</text:p>
      <text:p text:style-name="Text_20_body">This can be used as </text:p>
      <text:p text:style-name="P3"><text:tab/>any(in_place&lt;X&gt;, v1, ..., vn);</text:p>
      <text:p text:style-name="P4">where</text:p>
      <text:p text:style-name="P3"><text:soft-page-break/><text:span text:style-name="T1"><text:tab/></text:span>template &lt;class T&gt;</text:p>
      <text:p text:style-name="P3"><text:tab/>in_place_t in_place(unspecified&lt;T&gt;) { return {} };</text:p>
      <text:p text:style-name="Text_20_body">Adopting this template class to optional would needs to change the definition of <text:span text:style-name="Source_20_Text">in_place</text:span> to </text:p>
      <text:p text:style-name="P3"><text:tab/>in_place_t in_place(unspecified) { return {} };</text:p>
      <text:p text:style-name="Text_20_body">and </text:p>
      <text:p text:style-name="Preformatted_20_Text"><text:tab/>template &lt;class... Args&gt; </text:p>
      <text:p text:style-name="P3"><text:tab/>constexpr explicit optional&lt;T&gt;::optional(</text:p>
      <text:p text:style-name="P3"><text:tab/><text:tab/>in_place_t (&amp;)(unspecified), Args&amp;&amp;... args);</text:p>
      <text:p text:style-name="Text_20_body">Fortunately using function references would work for any unary function taken the unspecified type and returning <text:span text:style-name="Source_20_Text">in_place_t</text:span> in addition to <text:span text:style-name="Source_20_Text">in_place</text:span>. Of course defining such a function would imply to hack the unspecified type. This can be seen as a hole on this proposal, but the author think that it is better to have a uniform interface than protecting from malicious attacks from a hacker.</text:p>
      <text:p text:style-name="Text_20_body">The same applies to variant. We need an additional overload for <text:span text:style-name="T5">in_place</text:span></text:p>
      <text:p text:style-name="P9"><text:tab/>template &lt;int N&gt;</text:p>
      <text:p text:style-name="P5"><text:tab/>in_place_t in_place(unspecified&lt;N&gt;) { return {} };</text:p>
      <text:p text:style-name="Text_20_body"><text:span text:style-name="Source_20_Text"><text:span text:style-name="T1">Given</text:span></text:span></text:p>
      <text:p text:style-name="Preformatted_20_Text"><text:tab/>struct Foo { Foo(int, double, char); };</text:p>
      <text:p text:style-name="Preformatted_20_Text"/>
      <text:p text:style-name="P6">Before:</text:p>
      <text:p text:style-name="Preformatted_20_Text"><text:tab/>optional&lt;Foo&gt; of(in_place, 0, 1.5, 'c');</text:p>
      <text:p text:style-name="Preformatted_20_Text"><text:tab/>variant&lt;int, Foo&gt; vf(emplace_type&lt;Foo&gt;, 0, 1.5, 'c');</text:p>
      <text:p text:style-name="Preformatted_20_Text"><text:tab/>variant&lt;int, Foo&gt; vf(emplace_index&lt;1&gt;, 0, 1.5, 'c');</text:p>
      <text:p text:style-name="Preformatted_20_Text"><text:tab/>any af(in_place&lt;Foo&gt;, 0, 1.5, 'c');</text:p>
      <text:p text:style-name="Preformatted_20_Text"/>
      <text:p text:style-name="P6">After:</text:p>
      <text:p text:style-name="Preformatted_20_Text"><text:tab/>optional&lt;Foo&gt; of(in_place, 0, 1.5, 'c');</text:p>
      <text:p text:style-name="Preformatted_20_Text"><text:tab/>variant&lt;int, Foo&gt; vf(in_place&lt;Foo&gt;, 0, 1.5, 'c');</text:p>
      <text:p text:style-name="Preformatted_20_Text"><text:tab/>variant&lt;int, Foo&gt; vf(in_place&lt;1&gt;, 0, 1.5, 'c');</text:p>
      <text:p text:style-name="P3"><text:tab/>any af(in_place&lt;Foo&gt;, 0, 1.5, 'c');</text:p>
      <text:h text:style-name="Heading_20_2" text:outline-level="2">Cost of function reference versus tags</text:h>
      <text:p text:style-name="Text_20_body">The prosed function reference for <text:span text:style-name="T5">in_place_t(&amp;)(unspecified)</text:span> takes the size of an address while the previous in_place_t struct was empty and so its size is 1. We don't think this would reduce significantly the performances, however some measure need to be done if there is an interest.</text:p>
      <text:h text:style-name="Heading_20_2" text:outline-level="2"><text:span text:style-name="T5">emplace</text:span> forward member function</text:h>
      <text:p text:style-name="Text_20_body"><text:span text:style-name="Source_20_Text">optional&lt;T&gt;</text:span> emplace member function emplaces implicitly a <text:span text:style-name="Source_20_Text">T</text:span>. </text:p>
      <text:p text:style-name="Preformatted_20_Text"><text:tab/>template &lt;class ...Args&gt;</text:p>
      <text:p text:style-name="P3"><text:soft-page-break/><text:tab/>optional&lt;T&gt;::emplace(Args&amp;&amp; ...);</text:p>
      <text:p text:style-name="Text_20_body"><text:span text:style-name="Source_20_Text">emplace</text:span> for <text:span text:style-name="Source_20_Text">any</text:span> can not have an implicit type <text:span text:style-name="Source_20_Text">T</text:span>. We need a way to state explicitly which <text:span text:style-name="Source_20_Text">T</text:span> must be emplaced. </text:p>
      <text:p text:style-name="Preformatted_20_Text"><text:tab/>template &lt;class T, class ...Args&gt;</text:p>
      <text:p text:style-name="P3"><text:tab/>any::emplace(Args&amp;&amp; ...);</text:p>
      <text:p text:style-name="Text_20_body">and used as follows</text:p>
      <text:p text:style-name="Preformatted_20_Text"><text:tab/>any af;</text:p>
      <text:p text:style-name="Preformatted_20_Text"><text:tab/>optional&lt;Foo&gt; of;</text:p>
      <text:p text:style-name="Preformatted_20_Text"><text:tab/>variant&lt;int, Foo&gt; vf;</text:p>
      <text:p text:style-name="P3"><text:tab/>af.emplace&lt;Foo&gt;(v1, ..., vn)</text:p>
      <text:p text:style-name="P3"><text:tab/>of.emplace&lt;Foo&gt;(v1, ..., vn);</text:p>
      <text:p text:style-name="P3"><text:tab/>vf.emplace&lt;Foo&gt;(v1, ..., vn);</text:p>
      <text:h text:style-name="Heading_20_2" text:outline-level="2"><text:bookmark text:name="user-content-about-emptyexplicit-operator-bool-member-functions"/>About <text:span text:style-name="Source_20_Text">empty()</text:span>/<text:span text:style-name="Source_20_Text">explicit operator bool()</text:span> member functions</text:h>
      <text:p text:style-name="Text_20_body"><text:span text:style-name="Source_20_Text">empty</text:span> is more associated to containers. We don't see neither <text:span text:style-name="Source_20_Text">any</text:span><text:span text:style-name="Source_20_Text"><text:span text:style-name="T1"> </text:span></text:span>nor <text:span text:style-name="Source_20_Text">optional</text:span> as container classes. For probably valued types (as are the smart pointers and optional) the standard uses <text:span text:style-name="T5">explicit operator bool</text:span> conversion instead.<text:line-break/>We consider <text:span text:style-name="Source_20_Text">any</text:span> as a probably valued type . If <text:span text:style-name="T5">variant</text:span> end modeling a probably valued type both should provide the <text:span text:style-name="T5">explicit operator bool</text:span>.</text:p>
      <text:p text:style-name="Text_20_body"><text:span text:style-name="Source_20_Text"><text:span text:style-name="T1">Given</text:span></text:span></text:p>
      <text:p text:style-name="Preformatted_20_Text"><text:tab/>struct Foo { Foo(int, double, char); };</text:p>
      <text:p text:style-name="Preformatted_20_Text"><text:tab/>unique_ptr&lt;Foo&gt; pf=...</text:p>
      <text:p text:style-name="Preformatted_20_Text"><text:tab/>optional&lt;Foo&gt; of=...;</text:p>
      <text:p text:style-name="Preformatted_20_Text"><text:tab/>any af=...;</text:p>
      <text:p text:style-name="Preformatted_20_Text"/>
      <text:p text:style-name="P6">Before:</text:p>
      <text:p text:style-name="Preformatted_20_Text"><text:tab/>if (pf) ...</text:p>
      <text:p text:style-name="Preformatted_20_Text"><text:tab/>if (of) ...</text:p>
      <text:p text:style-name="Preformatted_20_Text"><text:tab/>if ( ! af.empty()) ...</text:p>
      <text:p text:style-name="P14"/>
      <text:p text:style-name="P6">After:</text:p>
      <text:p text:style-name="Preformatted_20_Text"><text:tab/>if (pf) ...</text:p>
      <text:p text:style-name="Preformatted_20_Text"><text:tab/>if (of) ...</text:p>
      <text:p text:style-name="Preformatted_20_Text"><text:tab/>if (af) ...</text:p>
      <text:p text:style-name="P14"/>
      <text:p text:style-name="P15">An alternative to <text:span text:style-name="T5">explicit operator bool()</text:span> is to use a member function <text:span text:style-name="T5">has_value</text:span> (or <text:span text:style-name="T5">holds</text:span>).</text:p>
      <text:p text:style-name="P15"/>
      <text:p text:style-name="P6">After:</text:p>
      <text:p text:style-name="Preformatted_20_Text"><text:tab/>if (pf.has_value()) ...</text:p>
      <text:p text:style-name="Preformatted_20_Text"><text:tab/>if (of.has_value()) ...</text:p>
      <text:p text:style-name="Preformatted_20_Text"><text:tab/>if (vf.has_value()) ...</text:p>
      <text:p text:style-name="Preformatted_20_Text"><text:soft-page-break/><text:tab/>if (af.has_value()) ...</text:p>
      <text:h text:style-name="Heading_20_2" text:outline-level="2"><text:bookmark text:name="user-content-about-clearreset-member-functions"/>About <text:span text:style-name="Source_20_Text">clear()/reset()</text:span> member functions</text:h>
      <text:p text:style-name="Text_20_body"><text:span text:style-name="Source_20_Text">clear()</text:span> is more associated to containers. We don't see neither <text:span text:style-name="Source_20_Text">any</text:span><text:span text:style-name="Source_20_Text"> </text:span>nor <text:span text:style-name="Source_20_Text">optional</text:span> as container classes. For probably valued types (as are the smart pointers) the standard uses <text:span text:style-name="Source_20_Text">reset</text:span> instead. </text:p>
      <text:p text:style-name="Text_20_body"><text:span text:style-name="Source_20_Text"><text:span text:style-name="T1">Given</text:span></text:span></text:p>
      <text:p text:style-name="Preformatted_20_Text"><text:tab/>struct Foo { Foo(int, double, char); };</text:p>
      <text:p text:style-name="Preformatted_20_Text"><text:tab/>unique_ptr&lt;Foo&gt; pf=...;</text:p>
      <text:p text:style-name="Preformatted_20_Text"><text:tab/>optional&lt;Foo&gt; of=...;</text:p>
      <text:p text:style-name="Preformatted_20_Text"><text:tab/>any af=...;</text:p>
      <text:p text:style-name="Preformatted_20_Text"/>
      <text:p text:style-name="P6">Before:</text:p>
      <text:p text:style-name="Preformatted_20_Text"><text:tab/>pf.reset();</text:p>
      <text:p text:style-name="Preformatted_20_Text"><text:tab/>of = nullopt;</text:p>
      <text:p text:style-name="Preformatted_20_Text"><text:tab/>af.clear();</text:p>
      <text:p text:style-name="Preformatted_20_Text"/>
      <text:p text:style-name="P6">After:</text:p>
      <text:p text:style-name="Preformatted_20_Text"><text:tab/>pf.reset();</text:p>
      <text:p text:style-name="Preformatted_20_Text"><text:tab/>of.reset();</text:p>
      <text:p text:style-name="Preformatted_20_Text"><text:tab/>af.reset();</text:p>
      <text:h text:style-name="Heading_20_2" text:outline-level="2"><text:bookmark text:name="user-content-about-the-constant-none"/>About a <text:span text:style-name="T9">not-a-value</text:span> any: <text:span text:style-name="Source_20_Text">none</text:span></text:h>
      <text:p text:style-name="Text_20_body"><text:span text:style-name="T5">nullptr</text:span>, <text:span text:style-name="T5">nullopt</text:span> <text:s/>represent <text:span text:style-name="T9">not-a-value</text:span> for pointer-like types and to <text:span text:style-name="T5">optional</text:span> respectively.</text:p>
      <text:p text:style-name="Text_20_body"><text:span text:style-name="T5">any</text:span> default destructor, as is the case for <text:span text:style-name="T5">optional</text:span> and smart pointers default constructor results in an <text:span text:style-name="T5">any</text:span> that doesn't contain any value, <text:span text:style-name="T9">not-a-value</text:span><text:tab/></text:p>
      <text:p text:style-name="Text_20_body"><text:tab/><text:span text:style-name="T7">any a = 1;</text:span></text:p>
      <text:p text:style-name="P3"><text:tab/>a = <text:span text:style-name="Source_20_Text">any{}</text:span>;</text:p>
      <text:p text:style-name="Text_20_body">However, the authors think that using a specific <text:span text:style-name="Source_20_Text">none</text:span><text:span text:style-name="Source_20_Text"><text:span text:style-name="T1"> constant to mean </text:span></text:span><text:span text:style-name="Source_20_Text"><text:span text:style-name="T2">not-a-value</text:span></text:span><text:span text:style-name="Source_20_Text"><text:span text:style-name="T1"> for any </text:span></text:span>is much more explicit</text:p>
      <text:p text:style-name="Preformatted_20_Text"><text:tab/>any a = 1;</text:p>
      <text:p text:style-name="P3"><text:tab/>a = <text:span text:style-name="Source_20_Text">none</text:span>;</text:p>
      <text:p text:style-name="Text_20_body">The advantage of having a specific type to mean <text:span text:style-name="T9">not-a-value</text:span> for <text:span text:style-name="T5">any</text:span> is that the construction and assignment of any from this type can be optimized by the compiler.</text:p>
      <text:p text:style-name="Text_20_body"><text:span text:style-name="Source_20_Text"><text:span text:style-name="T1">Given</text:span></text:span></text:p>
      <text:p text:style-name="Preformatted_20_Text"><text:tab/>struct Foo { Foo(int, double, char); };</text:p>
      <text:p text:style-name="Preformatted_20_Text"><text:tab/>unique_ptr&lt;Foo&gt; pf=...;</text:p>
      <text:p text:style-name="Preformatted_20_Text"><text:tab/>optional&lt;Foo&gt; of=...;</text:p>
      <text:p text:style-name="Preformatted_20_Text"><text:tab/>any af=...;</text:p>
      <text:p text:style-name="Preformatted_20_Text"/>
      <text:p text:style-name="P6">Before:</text:p>
      <text:p text:style-name="Preformatted_20_Text"><text:tab/>pf = nullptr;</text:p>
      <text:p text:style-name="Preformatted_20_Text"><text:tab/>of = nullopt;</text:p>
      <text:p text:style-name="Preformatted_20_Text"><text:tab/>af.clear();</text:p>
      <text:p text:style-name="Preformatted_20_Text"/>
      <text:p text:style-name="P6"><text:soft-page-break/>After:</text:p>
      <text:p text:style-name="Preformatted_20_Text"><text:tab/>pf = nullptr;</text:p>
      <text:p text:style-name="Preformatted_20_Text"><text:tab/>of = nullopt;</text:p>
      <text:p text:style-name="Preformatted_20_Text"><text:tab/>af = none;</text:p>
      <text:h text:style-name="Heading_20_2" text:outline-level="2">Which type for <text:span text:style-name="Source_20_Text">none?</text:span></text:h>
      <text:p text:style-name="Text_20_body"><text:span text:style-name="Source_20_Text"><text:span text:style-name="T12">Two possibilities: using a constexpr as it is the case of </text:span></text:span><text:span text:style-name="Source_20_Text"><text:span text:style-name="T5">nullopt</text:span></text:span></text:p>
      <text:p text:style-name="Text_20_body"><text:tab/>struct none_t {}; </text:p>
      <text:p text:style-name="Text_20_body"><text:span text:style-name="Source_20_Text"><text:tab/>constexpr </text:span><text:span text:style-name="Source_20_Text"><text:span text:style-name="T11">none_t none;</text:span></text:span></text:p>
      <text:p text:style-name="Text_20_body">or using a function reference like the proposed <text:span text:style-name="T5">in_place</text:span> tag</text:p>
      <text:p text:style-name="Text_20_body"><text:tab/>struct none_tag_t {}; </text:p>
      <text:p text:style-name="Text_20_body"><text:tab/>none_tag_t (&amp;none_t)(unspecified); </text:p>
      <text:p text:style-name="Text_20_body"><text:span text:style-name="Source_20_Text"><text:tab/></text:span><text:span text:style-name="Source_20_Text"><text:span text:style-name="T11">none_t none(unspecified) { return none_t{}; }</text:span></text:span></text:p>
      <text:h text:style-name="Heading_20_2" text:outline-level="2"><text:bookmark text:name="user-content-do-we-need-an-explicit-make_any-factory"/>Do we need an explicit <text:span text:style-name="Source_20_Text">make_any</text:span> factory?</text:h>
      <text:p text:style-name="Text_20_body"><text:span text:style-name="Source_20_Text">any</text:span> is not a generic type but a type erased type. <text:span text:style-name="Source_20_Text">any</text:span> play the same role than a possible <text:span text:style-name="Source_20_Text">make_any</text:span>.</text:p>
      <text:p text:style-name="Text_20_body">This paper however propose a <text:span text:style-name="Source_20_Text">make_any</text:span> factory for the emplace case, see below. </text:p>
      <text:p text:style-name="Text_20_body">Note also that if [N4471] is adopted we wouldn't need any more <text:span text:style-name="T5">make_optional</text:span><text:span text:style-name="T1">, as e.g. </text:span><text:span text:style-name="T5">optional(1)</text:span><text:span text:style-name="T1"> would be deduced as </text:span><text:span text:style-name="T5">optional&lt;int&gt;</text:span><text:span text:style-name="T1">.</text:span></text:p>
      <text:h text:style-name="Heading_20_2" text:outline-level="2"><text:bookmark text:name="user-content-about-an-emplace-factories"/>About emplace factories</text:h>
      <text:p text:style-name="Text_20_body">However, we could consider a <text:span text:style-name="T5">make_xxx</text:span> factory that in place constructs a <text:span text:style-name="Source_20_Text">T</text:span>.</text:p>
      <text:p text:style-name="Text_20_body"><text:span text:style-name="Source_20_Text">optional&lt;T&gt;</text:span> and <text:span text:style-name="Source_20_Text">any</text:span> could be in place constructed as follows:</text:p>
      <text:p text:style-name="Preformatted_20_Text"><text:tab/>optional&lt;T&gt; opt(in_place_t(&amp;)(unspecified), v1, vn);</text:p>
      <text:p text:style-name="Preformatted_20_Text"><text:tab/>f(optional&lt;T&gt;(in_place, v1, vn));</text:p>
      <text:p text:style-name="Preformatted_20_Text"/>
      <text:p text:style-name="Preformatted_20_Text"><text:tab/>any a(in_place_t(&amp;)(unspecified&lt;T&gt;), v1, vn);</text:p>
      <text:p text:style-name="P3"><text:tab/>f(any(in_place&lt;T&gt;, v1, vn));</text:p>
      <text:p text:style-name="Text_20_body">When we use auto things change a little bit</text:p>
      <text:p text:style-name="Preformatted_20_Text"><text:tab/>auto opt = optional&lt;T&gt;(in_place, v1, vn);</text:p>
      <text:p text:style-name="P3"><text:tab/>auto a = any(in_place&lt;T&gt;, v1, vn);</text:p>
      <text:p text:style-name="Text_20_body">This is almost uniform. However having an <text:span text:style-name="T5">make</text:span><text:span text:style-name="Source_20_Text"><text:span text:style-name="T5">_xxx</text:span></text:span> factory function would make the code even more uniform</text:p>
      <text:p text:style-name="Preformatted_20_Text"><text:tab/>auto opt = make_optional&lt;T&gt;(v1, vn);</text:p>
      <text:p text:style-name="Preformatted_20_Text"><text:tab/>f(make_optional&lt;T&gt;(v1, vn));</text:p>
      <text:p text:style-name="Preformatted_20_Text"/>
      <text:p text:style-name="Preformatted_20_Text"><text:tab/>auto a = make_any&lt;T&gt;(v1, vn);</text:p>
      <text:p text:style-name="P3"><text:tab/>f(make_any&lt;T&gt;(v1, vn));</text:p>
      <text:p text:style-name="Text_20_body"><text:soft-page-break/>The implementation of these emplace factories could be:</text:p>
      <text:p text:style-name="Preformatted_20_Text">template &lt;class T, class ...Args&gt;</text:p>
      <text:p text:style-name="Preformatted_20_Text"><text:tab/>optional&lt;T&gt; make_optional(Args&amp;&amp; ...args) {</text:p>
      <text:p text:style-name="Preformatted_20_Text"><text:s text:c="4"/><text:tab/><text:tab/>return optional(in_place, std::forward&lt;Args&gt;(args)...);</text:p>
      <text:p text:style-name="P3"><text:tab/>}</text:p>
      <text:p text:style-name="Preformatted_20_Text">template &lt;class T, class ...Args&gt;</text:p>
      <text:p text:style-name="Preformatted_20_Text"><text:tab/>any make_any(Args&amp;&amp; ...args) {</text:p>
      <text:p text:style-name="Preformatted_20_Text"><text:s text:c="4"/><text:tab/><text:tab/>return any(in_place&lt;T&gt;, std::forward&lt;Args&gt;(args)...);</text:p>
      <text:p text:style-name="P3"><text:tab/>}</text:p>
      <text:p text:style-name="Text_20_body"><text:span text:style-name="Source_20_Text"><text:span text:style-name="T1">Given</text:span></text:span></text:p>
      <text:p text:style-name="Preformatted_20_Text"><text:tab/>struct Foo { Foo(int, double, char); };</text:p>
      <text:p text:style-name="Preformatted_20_Text"/>
      <text:p text:style-name="P6">Before:</text:p>
      <text:p text:style-name="Preformatted_20_Text"><text:tab/>auto up = make_unique&lt;Foo&gt;(v1, ..., vn)</text:p>
      <text:p text:style-name="Preformatted_20_Text"><text:tab/>auto sp = make_shared&lt;Foo&gt;(v1, ..., vn)</text:p>
      <text:p text:style-name="Preformatted_20_Text"><text:tab/>auto o = optional&lt;Foo&gt;(in_place, v1, ..., vn)</text:p>
      <text:p text:style-name="Preformatted_20_Text"><text:tab/>auto a = any(Foo{v1, ..., vn})</text:p>
      <text:p text:style-name="Preformatted_20_Text"/>
      <text:p text:style-name="P6">After:</text:p>
      <text:p text:style-name="Preformatted_20_Text"><text:tab/>auto up = make_unique&lt;Foo&gt;(v1, ..., vn)</text:p>
      <text:p text:style-name="Preformatted_20_Text"><text:tab/>auto sp = make_shared&lt;Foo&gt;(v1, ..., vn)</text:p>
      <text:p text:style-name="Preformatted_20_Text"><text:tab/>auto o = make_optional&lt;Foo&gt;(v1, ..., vn)</text:p>
      <text:p text:style-name="Preformatted_20_Text"><text:tab/>auto a = make_any&lt;Foo&gt;(v1, ..., vn)</text:p>
      <text:p text:style-name="Preformatted_20_Text"/>
      <text:h text:style-name="Heading_20_2" text:outline-level="2">Which file for <text:span text:style-name="Source_20_Text">in_place_t</text:span> and <text:span text:style-name="Source_20_Text">in_place</text:span>?</text:h>
      <text:p text:style-name="Text_20_body">As <text:span text:style-name="Source_20_Text">in_place_t</text:span> and <text:span text:style-name="Source_20_Text">in_place</text:span> are used by <text:span text:style-name="Source_20_Text">optional</text:span> and <text:span text:style-name="Source_20_Text">any</text:span> we need to move its definition to another file. The preference of the authors will be to place them in <text:span text:style-name="Source_20_Text">&lt;experimental/utility&gt;</text:span>.</text:p>
      <text:p text:style-name="Text_20_body">Note that <text:span text:style-name="Source_20_Text">in_place</text:span><text:span text:style-name="Source_20_Text"><text:span text:style-name="T1"> </text:span></text:span>can also be used by <text:span text:style-name="Source_20_Text">experimental::variant</text:span> and that in this case it could also take an index as template parameter.</text:p>
      <text:h text:style-name="Heading_20_2" text:outline-level="2">Access interface</text:h>
      <text:p text:style-name="Text_20_body">The generic <text:span text:style-name="Source_20_Text">get&lt;T&gt;(t)</text:span> is convenient for product types as we know that the product type will contain an instance of any one of its parts. <text:span text:style-name="Source_20_Text">any, optional&lt;T&gt; </text:span>and <text:span text:style-name="Source_20_Text">variant&lt;..., T, ...&gt; </text:span><text:s/>can only possibly store an instance of type T. <text:span text:style-name="Source_20_Text"><text:span text:style-name="T1">We could also use </text:span></text:span><text:span text:style-name="Source_20_Text"><text:span text:style-name="T5">get</text:span></text:span><text:span text:style-name="Source_20_Text"><text:span text:style-name="T1"> for product and sum types. However the product version can not throw while the sum version can throw. <text:s/></text:span></text:span></text:p>
      <text:p text:style-name="Text_20_body"><text:span text:style-name="T1"><text:s/></text:span>[P0042] contains a complete description of the asymmetries on the design of the interface access to these classes. </text:p>
      <text:p text:style-name="Text_20_body"><text:span text:style-name="T1">The best example of possibly storing an instance of type </text:span><text:span text:style-name="T5">T</text:span><text:span text:style-name="T1"> is in our opinion </text:span><text:span text:style-name="T5">optional&lt;T&gt;</text:span><text:span text:style-name="T1">. The interface to the value is familiar to most of the C++ developers as it uses the pointer like interface. </text:span></text:p>
      <text:list xml:id="list901791814" text:style-name="L4">
        <text:list-item>
          <text:p text:style-name="P22"><text:span text:style-name="T1">Explicit bool conversion (</text:span><text:span text:style-name="T5">operator bool()</text:span><text:span text:style-name="T1">) to check if there is a value, </text:span></text:p>
        </text:list-item>
        <text:list-item>
          <text:p text:style-name="P22"><text:span text:style-name="T1">dereferencing (</text:span><text:span text:style-name="T5">operator*()</text:span><text:span text:style-name="T1">) to get a reference to the stored instance, <text:s/></text:span></text:p>
        </text:list-item>
        <text:list-item>
          <text:p text:style-name="P22"><text:soft-page-break/><text:span text:style-name="T5">get()</text:span><text:span text:style-name="T1"> to get the address of the stored instance and </text:span></text:p>
        </text:list-item>
        <text:list-item>
          <text:p text:style-name="P22"><text:span text:style-name="T1">the indirection operator (</text:span><text:span text:style-name="T5">operator -&gt;()</text:span><text:span text:style-name="T1">) to access to one of the members of the stored instance. </text:span></text:p>
        </text:list-item>
      </text:list>
      <text:p text:style-name="P11"><text:span text:style-name="T1">All the access operations have as pre-condition that the type contains an instance of </text:span><text:span text:style-name="T5">T</text:span><text:span text:style-name="T1">. In addition, </text:span><text:span text:style-name="T5">optional&lt;T&gt;</text:span><text:span text:style-name="T1"> has a </text:span><text:span text:style-name="T5">value()</text:span><text:span text:style-name="T1"> safe function member that throws a </text:span><text:span text:style-name="T5">bad_optional_access</text:span><text:span text:style-name="T1"> if the type doesn't contains an instance of </text:span><text:span text:style-name="T5">T</text:span><text:span text:style-name="T1">. It have been argued that value is not a good name as the parameter can be </text:span><text:span text:style-name="T5">T&amp;</text:span><text:span text:style-name="T1"> and that this is not a problem for </text:span><text:span text:style-name="T5">optional</text:span><text:span text:style-name="T1">, because the standard support </text:span><text:span text:style-name="T5">optional&lt;T&amp;&gt;</text:span><text:span text:style-name="T1">. A name more appropriated would be preferred.</text:span></text:p>
      <text:p text:style-name="P11"><text:span text:style-name="T5">any</text:span><text:span text:style-name="T1"> and </text:span><text:span text:style-name="T5">variant</text:span><text:span text:style-name="T1"> could have a similar interface (and why not any sum type or type erased class, as e.g. </text:span><text:span text:style-name="T5">std::function</text:span><text:span text:style-name="T1">). The problem is that classes as </text:span><text:span text:style-name="T5">any</text:span><text:span text:style-name="T1">, </text:span><text:span text:style-name="T5">variant&lt;Ts, ...&gt;</text:span><text:span text:style-name="T1"> haven't a differentiated type </text:span><text:span text:style-name="T5">T</text:span><text:span text:style-name="T1">. However once we fix a specific type </text:span><text:span text:style-name="T5">T</text:span><text:span text:style-name="T1">, we can see these types as possibly storing an instance of type </text:span><text:span text:style-name="T5">T</text:span><text:span text:style-name="T1">. The role of the following wrapper is exactly that: </text:span>wrap any of these types by selecting just a possibly type <text:span text:style-name="T5">T</text:span> for which we want to have access to.</text:p>
      <text:p text:style-name="P17">template &lt;class T, class Possibly&gt;</text:p>
      <text:p text:style-name="P17">class type_selector;</text:p>
      <text:p text:style-name="P17"/>
      <text:p text:style-name="P17">template &lt;class T, class P&gt;</text:p>
      <text:p text:style-name="P17">type_selector&lt;T,P&gt; select(P&amp;&amp; p) </text:p>
      <text:p text:style-name="P17">{ </text:p>
      <text:p text:style-name="P17"><text:s text:c="2"/>return type_selector&lt;T, P&gt;(p); </text:p>
      <text:p text:style-name="P17">}</text:p>
      <text:p text:style-name="P16"/>
      <text:p text:style-name="Text_20_body">[P0042] proposed <text:span text:style-name="T5">try_recover</text:span> which is similar to <text:span text:style-name="T5">select</text:span><text:span text:style-name="T1">, however the result type of </text:span><text:span text:style-name="T5"><text:s text:c="2"/>try_recover</text:span> doesn't provide the <text:span text:style-name="T5">operator-&gt;()</text:span> and the <text:span text:style-name="T5">value()</text:span> member functions. </text:p>
      <text:p text:style-name="Text_20_body">This selection should behave as <text:span text:style-name="T5">optional&lt;T&gt;</text:span> and so we could define the typical <text:span text:style-name="T5">operator bool()</text:span>, <text:span text:style-name="T5">operator*(), get()</text:span> and <text:span text:style-name="T5">operator-&gt;()</text:span> on this class. With this interface we could use it as in</text:p>
      <text:p text:style-name="P10"><text:tab/>any a; </text:p>
      <text:p text:style-name="P10"><text:tab/>// ...</text:p>
      <text:p text:style-name="P10"><text:tab/>if (select&lt;int&gt;(a)) …</text:p>
      <text:p text:style-name="P10"><text:tab/>// …</text:p>
      <text:p text:style-name="P10"><text:tab/>int&amp; i = select&lt;int&gt;(a).value(); // can throw</text:p>
      <text:p text:style-name="P10"><text:tab/>// </text:p>
      <text:p text:style-name="P10"><text:tab/>auto&amp; api = select&lt;int&gt;(a);</text:p>
      <text:p text:style-name="P10"><text:tab/>if (api) return *api;</text:p>
      <text:p text:style-name="P10"><text:tab/></text:p>
      <text:p text:style-name="P10"><text:tab/>int * ptr = api.get();</text:p>
      <text:p text:style-name="P10"/>
      <text:p text:style-name="P10"><text:tab/>auto&amp; apt = select&lt;T&gt;(a)</text:p>
      <text:p text:style-name="P10"><text:tab/>apt-&gt;f(); // for some function member T::f()</text:p>
      <text:p text:style-name="Text_20_body"/>
      <text:p text:style-name="Text_20_body">This interface is more in line with the smart pointer interface, once we have fixed one of the alternative types. </text:p>
      <text:p text:style-name="Text_20_body">An alternative design is to have a function that transforms any of these types in an <text:span text:style-name="T5">optional&lt;T&amp;&gt;</text:span>. The main problem is that we don't have yet optional of references.</text:p>
      <text:p text:style-name="Text_20_body">We can also provide non-member functions, <text:s/></text:p>
      <text:p text:style-name="P18"><text:span text:style-name="T5">holds&lt;T&gt;(s)</text:span><text:span text:style-name="T1"> (the equivalent to </text:span><text:span text:style-name="T5">select&lt;T&gt;(s)::operator bool()</text:span><text:span text:style-name="T1">)</text:span>, </text:p>
      <text:p text:style-name="P18"><text:soft-page-break/><text:span text:style-name="T5">storage_address_of&lt;T&gt;(s)</text:span><text:span text:style-name="T1">(the storage address of a possibly </text:span><text:span text:style-name="T5">T</text:span><text:span text:style-name="T1">)</text:span></text:p>
      <text:p text:style-name="P7"/>
      <text:p text:style-name="Text_20_body"><text:span text:style-name="T1">With these functions we can define</text:span><text:span text:style-name="T5"> </text:span></text:p>
      <text:p text:style-name="P18"><text:span text:style-name="T5">reference_of&lt;T&gt;(s)</text:span> <text:span text:style-name="T1">(the equivalent of </text:span><text:span text:style-name="T5">*select&lt;T&gt;(s)</text:span><text:span text:style-name="T1">)</text:span></text:p>
      <text:p text:style-name="P18"><text:span text:style-name="T5">address_of&lt;T&gt;(s)</text:span><text:span text:style-name="T1">(the equivalent of </text:span><text:span text:style-name="T5">select&lt;T&gt;(s)::operator-&gt;()</text:span><text:span text:style-name="T1">)</text:span></text:p>
      <text:p text:style-name="P18"><text:span text:style-name="T5">value_of&lt;T&gt;()</text:span> (<text:span text:style-name="T1">the equivalent of </text:span><text:span text:style-name="T5">select&lt;T&gt;(s)::value()</text:span><text:span text:style-name="T1">).</text:span></text:p>
      <text:p text:style-name="P12">These functions can be used as</text:p>
      <text:p text:style-name="P10"><text:tab/>any a; </text:p>
      <text:p text:style-name="P10"><text:tab/>// ...</text:p>
      <text:p text:style-name="P10"><text:tab/>if (holds&lt;int&gt;(a)) return reference_of&lt;int&gt;(a);</text:p>
      <text:p text:style-name="P10"/>
      <text:p text:style-name="P10"><text:tab/>auto&amp; ref = value_of&lt;int&gt;(a);<text:tab/></text:p>
      <text:p text:style-name="P10"/>
      <text:p text:style-name="P10"><text:tab/>int* ptr = address_of&lt;int&gt;(a);</text:p>
      <text:p text:style-name="P10"/>
      <text:p text:style-name="Text_20_body"><text:span text:style-name="Source_20_Text"><text:span text:style-name="T1">Even if the standard provides a default definition for these function, these should be <text:s/>customization points and the user should be able to overload theme.</text:span></text:span></text:p>
      <text:p text:style-name="Text_20_body"><text:span text:style-name="Source_20_Text"><text:span text:style-name="T5"/></text:span></text:p>
      <text:p text:style-name="Text_20_body"><text:span text:style-name="Source_20_Text"><text:s/></text:span></text:p>
      <text:p text:style-name="Text_20_body"><text:span text:style-name="Source_20_Text"><text:span text:style-name="T1">Given</text:span></text:span></text:p>
      <text:p text:style-name="Preformatted_20_Text"><text:tab/>struct Foo { Foo(int, double, char); };</text:p>
      <text:p text:style-name="Preformatted_20_Text"><text:tab/>optional&lt;Foo&gt; of=...;</text:p>
      <text:p text:style-name="Preformatted_20_Text"><text:tab/>const optional&lt;Foo&gt; cof=...;</text:p>
      <text:p text:style-name="Preformatted_20_Text"><text:tab/>optional&lt;Foo&gt; fof();</text:p>
      <text:p text:style-name="Preformatted_20_Text"><text:tab/>variant&lt;int, Foo&gt; vf=...;</text:p>
      <text:p text:style-name="Preformatted_20_Text"><text:tab/>const variant&lt;int, Foo&gt; cvf=...;</text:p>
      <text:p text:style-name="Preformatted_20_Text"><text:tab/>variant&lt;int, Foo&gt; fvf();</text:p>
      <text:p text:style-name="Preformatted_20_Text"><text:tab/>any af=...;</text:p>
      <text:p text:style-name="Preformatted_20_Text"><text:tab/>const any caf=...;</text:p>
      <text:p text:style-name="Preformatted_20_Text"><text:tab/>any faf();</text:p>
      <text:p text:style-name="Preformatted_20_Text"/>
      <text:p text:style-name="P6">Before:</text:p>
      <text:p text:style-name="Preformatted_20_Text"><text:tab/>auto&amp; xo = *of;</text:p>
      <text:p text:style-name="Preformatted_20_Text"><text:tab/>auto const&amp; cxo = *cof;</text:p>
      <text:p text:style-name="Preformatted_20_Text"><text:tab/>auto&amp;&amp; rxo = *fof();</text:p>
      <text:p text:style-name="Preformatted_20_Text"><text:tab/>auto&amp; xo = of.value();</text:p>
      <text:p text:style-name="Preformatted_20_Text"><text:tab/>auto&amp; xv = get&lt;1&gt;(vf);</text:p>
      <text:p text:style-name="Preformatted_20_Text"><text:tab/>auto&amp; xv = get&lt;Foo&gt;(vf);</text:p>
      <text:p text:style-name="Preformatted_20_Text"/>
      <text:p text:style-name="Preformatted_20_Text"><text:tab/>auto&amp; xa = any_cast&lt;Foo&amp;&gt;(af);</text:p>
      <text:p text:style-name="Preformatted_20_Text"><text:tab/>auto const&amp; xa = any_cast&lt;Foo const&amp;&gt;(caf);</text:p>
      <text:p text:style-name="Preformatted_20_Text"><text:tab/>auto &amp;&amp; xa = any_cast&lt;Foo const&amp;&gt;(faf());</text:p>
      <text:p text:style-name="Preformatted_20_Text"><text:tab/>auto* pa = any_cast&lt;Foo&gt;(&amp;af);</text:p>
      <text:p text:style-name="Preformatted_20_Text"><text:tab/>auto const* cpa = any_cast&lt;Foo&gt;(&amp;caf);</text:p>
      <text:p text:style-name="Preformatted_20_Text"/>
      <text:p text:style-name="P6">After:</text:p>
      <text:p text:style-name="Preformatted_20_Text"><text:tab/>auto&amp; xo1 = referece_of&lt;1&gt;(of);</text:p>
      <text:p text:style-name="Preformatted_20_Text"><text:tab/>auto&amp; xo2 = referece_of&lt;Foo&gt;(of);</text:p>
      <text:p text:style-name="Preformatted_20_Text"><text:tab/>auto const&amp; cxo1 = referece_of&lt;1&gt;(cof);</text:p>
      <text:p text:style-name="Preformatted_20_Text"><text:soft-page-break/><text:tab/>auto const&amp; cxo2 = referece_of&lt;Foo&gt;(cof);</text:p>
      <text:p text:style-name="Preformatted_20_Text"><text:tab/>auto &amp;&amp; fxo1 = referece_of&lt;1&gt;(fof());</text:p>
      <text:p text:style-name="Preformatted_20_Text"><text:tab/>auto &amp;&amp; fxo2 = referece_of&lt;Foo&gt;(fof());</text:p>
      <text:p text:style-name="Preformatted_20_Text"/>
      <text:p text:style-name="Preformatted_20_Text"><text:tab/>auto&amp; xo1 = value_of&lt;1&gt;(of);</text:p>
      <text:p text:style-name="Preformatted_20_Text"><text:tab/>auto&amp; xo2 = value_of&lt;Foo&gt;(of);</text:p>
      <text:p text:style-name="Preformatted_20_Text"><text:tab/>auto&amp; xv = value_of&lt;1&gt;(vf);</text:p>
      <text:p text:style-name="Preformatted_20_Text"><text:tab/>auto&amp; xv = value_of&lt;Foo&gt;(vf);</text:p>
      <text:p text:style-name="Preformatted_20_Text"><text:tab/>auto&amp; xa = value_of&lt;Foo&gt;(af);</text:p>
      <text:p text:style-name="P14"><text:span text:style-name="Source_20_Text"><text:span text:style-name="T1"/></text:span></text:p>
      <text:p text:style-name="Text_20_body"><text:span text:style-name="Source_20_Text"><text:span text:style-name="T1">An open point is what should </text:span></text:span><text:span text:style-name="Source_20_Text"><text:span text:style-name="T5">holds</text:span></text:span><text:span text:style-name="Source_20_Text"><text:span text:style-name="T1"> return when the selected type is </text:span></text:span><text:span text:style-name="Source_20_Text"><text:span text:style-name="T5">nullopt_t</text:span></text:span><text:span text:style-name="Source_20_Text"><text:span text:style-name="T1"> on an optional </text:span></text:span></text:p>
      <text:p text:style-name="Text_20_body"><text:span text:style-name="Source_20_Text"><text:span text:style-name="T1"><text:tab/></text:span></text:span><text:span text:style-name="Source_20_Text"><text:span text:style-name="T7">if (holds&lt;nullopt_t&gt;(opt)) ...</text:span></text:span></text:p>
      <text:p text:style-name="Text_20_body"><text:span text:style-name="Source_20_Text"><text:span text:style-name="T1">or the equivalent</text:span></text:span><text:span text:style-name="Source_20_Text"><text:span text:style-name="T5"> </text:span></text:span></text:p>
      <text:p text:style-name="Text_20_body"><text:span text:style-name="Source_20_Text"><text:span text:style-name="T7"><text:tab/>if (select&lt;nullopt_t&gt;(opt)) ...</text:span></text:span></text:p>
      <text:p text:style-name="Text_20_body"><text:span text:style-name="Source_20_Text"><text:span text:style-name="T4">We are checking here if the optional value opt is disengaged.</text:span></text:span></text:p>
      <text:p text:style-name="Text_20_body"><text:span text:style-name="Source_20_Text"><text:span text:style-name="T1">Moving to a access like interface goes together with changing of </text:span></text:span><text:span text:style-name="Source_20_Text"><text:span text:style-name="T5">bad_any_cast</text:span></text:span><text:span text:style-name="Source_20_Text"><text:span text:style-name="T1"> to </text:span></text:span><text:span text:style-name="Source_20_Text"><text:span text:style-name="T5">bad_any_access</text:span></text:span><text:span text:style-name="Source_20_Text"><text:span text:style-name="T1">. It seems natural that all these </text:span></text:span><text:span text:style-name="Source_20_Text"><text:span text:style-name="T5">bad_xxx_access</text:span></text:span><text:span text:style-name="Source_20_Text"><text:span text:style-name="T1"> inherits from </text:span></text:span><text:span text:style-name="Source_20_Text"><text:span text:style-name="T5">bad_access</text:span></text:span><text:span text:style-name="Source_20_Text"><text:span text:style-name="T1">.</text:span></text:span></text:p>
      <text:p text:style-name="Text_20_body">[P0050] proposes a high level alternative way to inspect the stored value of sum types, through a <text:span text:style-name="T5">match</text:span> function.</text:p>
      <text:p text:style-name="Text_20_body">We have not yet a implemented yet a concrete proposal respect to this access issue and a separated paper will be needed if there is interest, maybe a follow up of <text:s/>[P0042]. </text:p>
      <text:h text:style-name="Heading_20_1" text:outline-level="1"><text:bookmark text:name="user-content-open-points"/>Open points</text:h>
      <text:p text:style-name="Text_20_body">The authors would like to have an answer to the following points if there is at all an interest in this proposal:</text:p>
      <text:list xml:id="list1734353141" text:style-name="L5">
        <text:list-item>
          <text:p text:style-name="P23">Do we want to adopt the new <text:span text:style-name="Source_20_Text">in_place</text:span> definition? </text:p>
        </text:list-item>
        <text:list-item>
          <text:p text:style-name="P23">Do we want in place constructor for <text:span text:style-name="Source_20_Text">any</text:span>?</text:p>
        </text:list-item>
        <text:list-item>
          <text:p text:style-name="P23">Do we want the <text:span text:style-name="Source_20_Text">clear</text:span> and <text:span text:style-name="Source_20_Text">reset</text:span> changes?</text:p>
        </text:list-item>
        <text:list-item>
          <text:p text:style-name="P23">Do we want the <text:span text:style-name="Source_20_Text">operator bool</text:span> changes?</text:p>
        </text:list-item>
        <text:list-item>
          <text:p text:style-name="P23">Do we want the <text:span text:style-name="T9">not-a-value</text:span> <text:span text:style-name="T5">none</text:span>?</text:p>
        </text:list-item>
        <text:list-item>
          <text:p text:style-name="P23">Do we want the <text:span text:style-name="T5">make</text:span><text:span text:style-name="Source_20_Text"><text:span text:style-name="T5">_xxx</text:span></text:span> factories?</text:p>
        </text:list-item>
        <text:list-item>
          <text:p text:style-name="P23">Do we want to have a follow up for aconcept based on the functions <text:span text:style-name="T5">holds</text:span><text:span text:style-name="T1"> and </text:span><text:span text:style-name="T5">storage_address_of</text:span><text:span text:style-name="T1"> </text:span></text:p>
        </text:list-item>
        <text:list-item>
          <text:p text:style-name="P23">Do we want to have a follow up for <text:span text:style-name="T5">select&lt;T&gt;/select&lt;I&gt;?</text:span></text:p>
        </text:list-item>
        <text:list-item>
          <text:p text:style-name="P23">Do we want to have a follow up for the observers <text:span text:style-name="T1"><text:s/></text:span><text:span text:style-name="T5">reference_of</text:span><text:span text:style-name="T1">, </text:span><text:span text:style-name="T5">value_of</text:span><text:span text:style-name="T1"> and </text:span><text:span text:style-name="T5">address_of</text:span>? </text:p>
        </text:list-item>
      </text:list>
      <text:h text:style-name="Heading_20_1" text:outline-level="1"><text:bookmark text:name="user-content-technical-specification"/><text:soft-page-break/>Technical Specification</text:h>
      <text:p text:style-name="Text_20_body">The wording is relative to [N4480].</text:p>
      <text:p text:style-name="Text_20_body">The present wording doesn't contain any modification to the variant proposal, as it is not yet on the TS, nor the <text:s/><text:span text:style-name="T5">select, holds, storage_address_of, reference_of, value_of, address_of </text:span><text:span text:style-name="T1">functions as w</text:span><text:span text:style-name="T1">e have not yet a prototype</text:span><text:span text:style-name="T5">.</text:span></text:p>
      <text:p text:style-name="Text_20_body">Move <text:span text:style-name="Source_20_Text">in_place_t</text:span> from [optional/synop] and [optional/inplace] to the synopsis, replace <text:span text:style-name="Source_20_Text">in_place</text:span> by`</text:p>
      <text:p text:style-name="Preformatted_20_Text"><text:s text:c="2"/>struct in_place_t {};</text:p>
      <text:p text:style-name="Preformatted_20_Text"><text:s text:c="2"/>constexpr in_place_t in_place(unspecified);</text:p>
      <text:p text:style-name="Preformatted_20_Text"><text:s text:c="2"/>template &lt;class ...T&gt;;</text:p>
      <text:p text:style-name="Preformatted_20_Text"><text:s text:c="4"/>constexpr in_place_t in_place(unspecified&lt;T...&gt;);</text:p>
      <text:p text:style-name="Preformatted_20_Text"><text:s text:c="2"/>template &lt;size N&gt;;</text:p>
      <text:p text:style-name="P3"><text:s text:c="2"/>constexpr in_place_t in_place(unspecified&lt;N&gt;);</text:p>
      <text:p text:style-name="Text_20_body"/>
      <text:p text:style-name="Text_20_body">Update [optional.synopsis] adding after <text:span text:style-name="Source_20_Text">make_optional</text:span></text:p>
      <text:p text:style-name="Preformatted_20_Text"><text:s text:c="2"/>template &lt;class T, class ...Args&gt;</text:p>
      <text:p text:style-name="P3"><text:s text:c="4"/>optional&lt;T&gt; make_optional(Args&amp;&amp; ...args);</text:p>
      <text:p text:style-name="Text_20_body"/>
      <text:p text:style-name="Text_20_body">Update [optional.object] updating <text:span text:style-name="Source_20_Text">in_place_t</text:span> by <text:span text:style-name="Source_20_Text">in_place_t (&amp;)(unspecified)</text:span> and add</text:p>
      <text:p text:style-name="P3"><text:s text:c="4"/>void reset() noexcept;</text:p>
      <text:p text:style-name="Text_20_body">Add in [optional.specalg]</text:p>
      <text:p text:style-name="Preformatted_20_Text"><text:s text:c="2"/>template &lt;class T, class ...Args&gt;</text:p>
      <text:p text:style-name="P3"><text:s text:c="4"/>optional&lt;T&gt; make_optional(Args&amp;&amp; ...args);</text:p>
      <text:p text:style-name="Text_20_body"><text:span text:style-name="Emphasis">Returns</text:span>: <text:span text:style-name="T5">optional&lt;T&gt;(in_place, std::forward(args)...)</text:span>. </text:p>
      <text:p text:style-name="Text_20_body"/>
      <text:p text:style-name="Preformatted_20_Text"><text:s text:c="2"/></text:p>
      <text:p text:style-name="Text_20_body">Update [any.synopsis] adding</text:p>
      <text:p text:style-name="P13"><text:span text:style-name="Source_20_Text">Comparison with none </text:span></text:p>
      <text:p text:style-name="Preformatted_20_Text"><text:span text:style-name="Source_20_Text"><text:s text:c="4"/>template &lt;class T&gt; constexpr bool operator==(const any&amp;, none_t) noexcept;</text:span></text:p>
      <text:p text:style-name="Preformatted_20_Text"><text:span text:style-name="Source_20_Text"><text:s text:c="4"/>template &lt;class T&gt; constexpr bool operator==(none_t, const any&amp;) noexcept;</text:span></text:p>
      <text:p text:style-name="Preformatted_20_Text"><text:span text:style-name="Source_20_Text"><text:s text:c="4"/>template &lt;class T&gt; constexpr bool operator!=(const any&amp;, none_t) noexcept;</text:span></text:p>
      <text:p text:style-name="P3"><text:span text:style-name="Source_20_Text"><text:s text:c="4"/>template &lt;class T&gt; constexpr bool operator!=(none_t, const any&amp;) noexcept;</text:span></text:p>
      <text:p text:style-name="Text_20_body"/>
      <text:p text:style-name="Preformatted_20_Text"><text:s text:c="2"/>template &lt;class T, class ...Args&gt;</text:p>
      <text:p text:style-name="P3"><text:s text:c="4"/>any make_any(Args&amp;&amp; ...args);</text:p>
      <text:p text:style-name="Text_20_body"/>
      <text:p text:style-name="Text_20_body">Add inside class <text:span text:style-name="Source_20_Text">any</text:span></text:p>
      <text:p text:style-name="P3"><text:soft-page-break/><text:span text:style-name="Source_20_Text"><text:span text:style-name="T8">// Constructors</text:span></text:span></text:p>
      <text:p text:style-name="P8"><text:span text:style-name="Source_20_Text"><text:s text:c="2"/>constexpr any() noexcept;</text:span></text:p>
      <text:p text:style-name="P3"><text:span text:style-name="Source_20_Text"><text:s text:c="2"/>constexpr any(none_t) noexcept;</text:span></text:p>
      <text:p text:style-name="Preformatted_20_Text"><text:s text:c="2"/>template &lt;class T, class ...Args&gt;</text:p>
      <text:p text:style-name="Preformatted_20_Text"><text:s text:c="4"/>any(in_place_t (&amp;)(unspecified&lt;T&gt;), Args&amp;&amp; ...);</text:p>
      <text:p text:style-name="Preformatted_20_Text"><text:s text:c="2"/>template &lt;class T, class U, class... Args&gt;</text:p>
      <text:p text:style-name="Preformatted_20_Text"><text:s text:c="4"/>explicit any(in_place_t (&amp;)(unspecified&lt;T&gt;), initializer_list&lt;U&gt;, Args&amp;&amp;...);</text:p>
      <text:p text:style-name="Preformatted_20_Text"/>
      <text:p text:style-name="P13"><text:span text:style-name="Source_20_Text">// any assignment</text:span></text:p>
      <text:p text:style-name="P3"><text:span text:style-name="Source_20_Text"><text:s text:c="2"/>any&amp; operator=(none_t) noexcept;</text:span></text:p>
      <text:p text:style-name="Preformatted_20_Text"/>
      <text:p text:style-name="Preformatted_20_Text"><text:s text:c="2"/>template &lt;class T, class ...Args&gt;</text:p>
      <text:p text:style-name="Preformatted_20_Text"><text:s text:c="4"/>void emplace(Args&amp;&amp; ...);</text:p>
      <text:p text:style-name="Preformatted_20_Text"><text:s text:c="2"/>template &lt;class T, class U, class... Args&gt;</text:p>
      <text:p text:style-name="P3"><text:s text:c="4"/>void emplace(initializer_list&lt;U&gt;, Args&amp;&amp;...);</text:p>
      <text:p text:style-name="P3"><text:span text:style-name="Source_20_Text"/></text:p>
      <text:p text:style-name="Text_20_body">Replace inside class <text:span text:style-name="Source_20_Text">any</text:span></text:p>
      <text:p text:style-name="Preformatted_20_Text"><text:s text:c="2"/>void clear() noexcept;</text:p>
      <text:p text:style-name="P3"><text:s text:c="2"/>bool empty() const noexcept;</text:p>
      <text:p text:style-name="Text_20_body">by</text:p>
      <text:p text:style-name="Preformatted_20_Text"><text:s text:c="2"/>void reset() noexcept;</text:p>
      <text:p text:style-name="P3"><text:s text:c="2"/>explicit operator bool() const noexcept;</text:p>
      <text:p text:style-name="Text_20_body">and replace any use of <text:span text:style-name="T5">empty()</text:span> by <text:span text:style-name="T5">bool(*this)</text:span></text:p>
      <text:p text:style-name="Text_20_body">Add in [any/cons] </text:p>
      <text:p text:style-name="Preformatted_20_Text"><text:s text:c="2"/>constexpr any() noexcept;</text:p>
      <text:p text:style-name="Preformatted_20_Text"><text:s text:c="2"/>constexpr any(none_t) noexcept; <text:s text:c="2"/></text:p>
      <text:p text:style-name="Preformatted_20_Text"><text:span text:style-name="Emphasis"/></text:p>
      <text:p text:style-name="Preformatted_20_Text"><text:s text:c="2"/>template &lt;class T, class ...Args&gt;</text:p>
      <text:p text:style-name="Preformatted_20_Text"><text:s text:c="4"/>any(in_place_t(&amp;)(unspecified&lt;T&gt;), Args&amp;&amp; ...); <text:s text:c="2"/></text:p>
      <text:p text:style-name="Text_20_body"><text:span text:style-name="Emphasis"/></text:p>
      <text:p text:style-name="Text_20_body"><text:span text:style-name="Emphasis">Requires</text:span>: <text:span text:style-name="T5">is_constructible_v&lt;T, Args&amp;&amp;...&gt;</text:span> is true. </text:p>
      <text:p text:style-name="Text_20_body"><text:span text:style-name="Emphasis">Effects</text:span>: Initializes the contained value as if direct-non-list-initializing an object of type <text:span text:style-name="Source_20_Text">T</text:span> with the arguments <text:span text:style-name="Source_20_Text">std::forward&lt;Args&gt;(args)...</text:span>. </text:p>
      <text:p text:style-name="Text_20_body"><text:span text:style-name="Emphasis">Postconditions</text:span>: <text:span text:style-name="Emphasis">this contains a value of type </text:span><text:span text:style-name="Emphasis"><text:span text:style-name="Source_20_Text">T</text:span></text:span><text:span text:style-name="Emphasis">. </text:span></text:p>
      <text:p text:style-name="Text_20_body"><text:span text:style-name="Emphasis">Throws</text:span>: Any exception thrown by the selected constructor of <text:span text:style-name="Source_20_Text">T</text:span>.</text:p>
      <text:p text:style-name="Text_20_body"/>
      <text:p text:style-name="Preformatted_20_Text"><text:s text:c="2"/>template &lt;class T, class U, class ...Args&gt;</text:p>
      <text:p text:style-name="Preformatted_20_Text"><text:s text:c="4"/>any(in_place_t (&amp;)(unspecified&lt;T&gt;), initializer_list&lt;U&gt; il, Args&amp;&amp; ...args); <text:s text:c="2"/></text:p>
      <text:p text:style-name="Text_20_body"><text:span text:style-name="Emphasis"/></text:p>
      <text:p text:style-name="Text_20_body"><text:span text:style-name="Emphasis">Requires</text:span>: <text:span text:style-name="Source_20_Text">is_constructible_v&lt;T, initializer_list&lt;U&gt;&amp;, Args&amp;&amp;...&gt;</text:span> is true.</text:p>
      <text:p text:style-name="Text_20_body"><text:soft-page-break/><text:span text:style-name="Emphasis">Effects</text:span>: Initializes the contained value as if direct-non-list-initializing an object of type <text:span text:style-name="Source_20_Text">T</text:span> with the arguments <text:span text:style-name="Source_20_Text">il, std::forward&lt;Args&gt;(args)...</text:span>. </text:p>
      <text:p text:style-name="Text_20_body"><text:span text:style-name="Emphasis">Postconditions</text:span>: <text:span text:style-name="Source_20_Text">*this</text:span> contains a value. </text:p>
      <text:p text:style-name="Text_20_body"><text:span text:style-name="Emphasis">Throws</text:span>: Any exception thrown by the selected constructor of <text:span text:style-name="Source_20_Text">T</text:span>. </text:p>
      <text:p text:style-name="Text_20_body"><text:span text:style-name="Emphasis">Remarks</text:span>: The function shall not participate in overload resolution unless <text:span text:style-name="Source_20_Text">is_constructible_v&lt;T, initializer_list&lt;U&gt;&amp;, Args&amp;&amp;...&gt;</text:span> is true. </text:p>
      <text:p text:style-name="Text_20_body"/>
      <text:p text:style-name="Text_20_body">Add in [any/modifiers]</text:p>
      <text:p text:style-name="Preformatted_20_Text"><text:s text:c="4"/>template &lt;class T, class ...Args&gt;</text:p>
      <text:p text:style-name="Preformatted_20_Text"><text:s text:c="4"/>void emplace(Args&amp;&amp; ...); </text:p>
      <text:p text:style-name="Text_20_body"><text:span text:style-name="Emphasis"/></text:p>
      <text:p text:style-name="Text_20_body"><text:span text:style-name="Emphasis">Requires</text:span>: <text:span text:style-name="T5">is_constructible_v&lt;T, Args&amp;&amp;&gt;</text:span> is true. </text:p>
      <text:p text:style-name="Text_20_body"><text:span text:style-name="Emphasis">Effects</text:span>: Calls <text:span text:style-name="Source_20_Text">this.reset()</text:span>. Then initializes the contained value as if direct-non-list-initializing an object of type <text:span text:style-name="Source_20_Text">T</text:span> with the arguments <text:span text:style-name="Source_20_Text">std::forward&lt;Args&gt;(args)...</text:span>. </text:p>
      <text:p text:style-name="Text_20_body"><text:span text:style-name="Emphasis">Postconditions</text:span>: <text:span text:style-name="Emphasis">this contains a value. </text:span></text:p>
      <text:p text:style-name="Text_20_body"><text:span text:style-name="Emphasis">Throws</text:span>: Any exception thrown by the selected constructor of <text:span text:style-name="Source_20_Text">T</text:span>. </text:p>
      <text:p text:style-name="Text_20_body"><text:span text:style-name="Emphasis">Remarks</text:span>: If an exception is thrown during the call to <text:span text:style-name="Source_20_Text">T</text:span>'s constructor, <text:span text:style-name="Source_20_Text">*this</text:span> does not contain a value, and the previous (if any) has been destroyed. </text:p>
      <text:p text:style-name="Text_20_body"/>
      <text:p text:style-name="Text_20_body">Add in [any.assign]</text:p>
      <text:p text:style-name="Text_20_body"/>
      <text:p text:style-name="P3"><text:span text:style-name="Source_20_Text"><text:tab/>any&amp; operator=(none_t) noexcept;</text:span></text:p>
      <text:p text:style-name="List_20_Heading">Effects:</text:p>
      <text:p text:style-name="List_20_Contents">If <text:span text:style-name="Source_20_Text">*this</text:span> contains a value, calls <text:span text:style-name="Source_20_Text"><text:span text:style-name="Variable">val</text:span></text:span><text:span text:style-name="Source_20_Text">-&gt;T::~T()</text:span> to destroy the contained value; otherwise no effect. </text:p>
      <text:p text:style-name="List_20_Heading">Returns:</text:p>
      <text:p text:style-name="List_20_Contents"><text:span text:style-name="Source_20_Text">*this</text:span>. </text:p>
      <text:p text:style-name="List_20_Heading">Postconditions:</text:p>
      <text:p text:style-name="P2"><text:span text:style-name="Source_20_Text">*this</text:span> does not contain a value. </text:p>
      <text:p text:style-name="Text_20_body"/>
      <text:p text:style-name="Preformatted_20_Text"><text:s text:c="4"/>template &lt;class T, class U, class ...Args&gt;</text:p>
      <text:p text:style-name="Preformatted_20_Text"><text:s text:c="4"/>void emplace(initializer_list&lt;U&gt; il, Args&amp;&amp; ...);</text:p>
      <text:p text:style-name="Text_20_body"><text:span text:style-name="Emphasis"><text:span text:style-name="T1"/></text:span></text:p>
      <text:p text:style-name="Text_20_body"><text:span text:style-name="Emphasis"><text:span text:style-name="T1">Requires: is_constructible&lt;T, initializer_list&lt;U&gt;&amp;, Args&amp;&amp;...&gt;</text:span></text:span></text:p>
      <text:p text:style-name="Text_20_body"><text:span text:style-name="Emphasis"><text:span text:style-name="T1">Effects</text:span></text:span><text:span text:style-name="T1">: Calls </text:span><text:span text:style-name="T5">this-&gt;reset()</text:span><text:span text:style-name="Source_20_Text"><text:span text:style-name="T1">. Then initializes the contained value as if direct-non-list-initializing an object of type </text:span></text:span><text:span text:style-name="T5">T</text:span><text:span text:style-name="T1"> </text:span><text:span text:style-name="Source_20_Text"><text:span text:style-name="T1">with the argument </text:span></text:span><text:span text:style-name="Source_20_Text"><text:span text:style-name="T5">s</text:span></text:span><text:span text:style-name="T5">il, std::forward(args)...</text:span><text:span text:style-name="Source_20_Text"><text:span text:style-name="T5">.</text:span></text:span><text:span text:style-name="Source_20_Text"><text:span text:style-name="T1"> </text:span></text:span></text:p>
      <text:p text:style-name="Text_20_body"><text:span text:style-name="Source_20_Text"><text:span text:style-name="T2">Postconditions</text:span></text:span><text:span text:style-name="Source_20_Text"><text:span text:style-name="T1">: </text:span></text:span><text:span text:style-name="Emphasis"><text:span text:style-name="T6">this</text:span></text:span><text:span text:style-name="Emphasis"><text:span text:style-name="T3"> contains a value.</text:span></text:span><text:span text:style-name="Emphasis"><text:span text:style-name="T10"> </text:span></text:span></text:p>
      <text:p text:style-name="Text_20_body"><text:span text:style-name="Emphasis">Throws</text:span>: Any exception thrown by the selected constructor of <text:span text:style-name="Source_20_Text">T</text:span>. </text:p>
      <text:p text:style-name="Text_20_body"><text:soft-page-break/><text:span text:style-name="Emphasis">Remarks</text:span>: If an exception is thrown during the call to <text:span text:style-name="Source_20_Text">T</text:span>'s constructor, <text:span text:style-name="Source_20_Text">*this</text:span> does not contain a value, and the previous (if any) has been destroyed.</text:p>
      <text:p text:style-name="Text_20_body"><text:span text:style-name="Source_20_Text"><text:span text:style-name="T1">The function shall not participate in overload resolution unless </text:span></text:span><text:span text:style-name="Source_20_Text"><text:span text:style-name="T5">is_constructible_v&lt;T, initializer_list&lt;U&gt;&amp;, Args&amp;&amp;...&gt;</text:span></text:span><text:span text:style-name="Source_20_Text"><text:span text:style-name="T1"> is true.</text:span></text:span></text:p>
      <text:p text:style-name="P6"/>
      <text:p text:style-name="Text_20_body">Replace in [any/modifier], <text:span text:style-name="Source_20_Text">clear</text:span> by <text:span text:style-name="Source_20_Text">reset</text:span>.</text:p>
      <text:p text:style-name="Text_20_body"/>
      <text:p text:style-name="Text_20_body">Replace in [any/observers], <text:span text:style-name="Source_20_Text">empty</text:span> by <text:span text:style-name="T5">explicit operator bool</text:span>.</text:p>
      <text:p text:style-name="Text_20_body"/>
      <text:p text:style-name="Text_20_body">Add in [any.comparison]</text:p>
      <text:p text:style-name="Text_20_body"><text:s/></text:p>
      <text:p text:style-name="P3"><text:span text:style-name="Source_20_Text">template &lt;class T&gt; constexpr bool operator==(const any&amp; </text:span><text:span text:style-name="Source_20_Text"><text:span text:style-name="Variable">x</text:span></text:span><text:span text:style-name="Source_20_Text">, none_t) noexcept;</text:span></text:p>
      <text:p text:style-name="P3"><text:span text:style-name="Source_20_Text">template &lt;class T&gt; constexpr bool operator==(none_t, const any&amp; </text:span><text:span text:style-name="Source_20_Text"><text:span text:style-name="Variable">x</text:span></text:span><text:span text:style-name="Source_20_Text">) noexcept;</text:span></text:p>
      <text:p text:style-name="List_20_Heading">Returns:</text:p>
      <text:p text:style-name="P2"><text:span text:style-name="Source_20_Text">!</text:span><text:span text:style-name="Source_20_Text"><text:span text:style-name="Variable">x</text:span></text:span>. </text:p>
      <text:p text:style-name="P3"><text:span text:style-name="Source_20_Text">template &lt;class T&gt; constexpr bool operator!=(const any&amp; </text:span><text:span text:style-name="Source_20_Text"><text:span text:style-name="Variable">x</text:span></text:span><text:span text:style-name="Source_20_Text">, none_t) noexcept;</text:span></text:p>
      <text:p text:style-name="P3"><text:span text:style-name="Source_20_Text">template &lt;class T&gt; constexpr bool operator!=(none_t, const any&amp; x) noexcept;</text:span></text:p>
      <text:p text:style-name="List_20_Heading">Returns:</text:p>
      <text:p text:style-name="P2"><text:span text:style-name="Source_20_Text">bool(</text:span><text:span text:style-name="Source_20_Text"><text:span text:style-name="Variable">x</text:span></text:span><text:span text:style-name="Source_20_Text">)</text:span>. </text:p>
      <text:p text:style-name="Text_20_body">Add in [any.nonmembers]</text:p>
      <text:p text:style-name="Text_20_body"/>
      <text:p text:style-name="Preformatted_20_Text"><text:s text:c="2"/>template &lt;class T, class ...Args&gt;</text:p>
      <text:p text:style-name="P3"><text:s text:c="4"/>any make_any(Args&amp;&amp; ...args);</text:p>
      <text:p text:style-name="Text_20_body"><text:span text:style-name="Emphasis">Returns</text:span>: <text:span text:style-name="T5">any(in_place&lt;T&gt;, std::forward&lt;Args&gt;(args)...)</text:span>. </text:p>
      <text:h text:style-name="Heading_20_1" text:outline-level="1"><text:bookmark text:name="user-content-acknowledgements"/>Acknowledgements</text:h>
      <text:p text:style-name="Text_20_body">Thanks to Jeffrey Yasskin to encourage me to report these as possible issues of the TS, </text:p>
      <text:p text:style-name="Text_20_body">Agustin Bergé K-Balo for the function reference idea to represent <text:span text:style-name="Source_20_Text">in_place</text:span> tags overloads.</text:p>
      <text:p text:style-name="Text_20_body">David Krauss for its proposal [P0042] which inspired me to reduce the minimal interface for possibly valued types to <text:span text:style-name="T5">holds/storage_address_of.</text:span></text:p>
      <text:p text:style-name="P7"/>
      <text:h text:style-name="Heading_20_1" text:outline-level="1"><text:bookmark text:name="user-content-references"/><text:soft-page-break/>References</text:h>
      <text:p text:style-name="Text_20_body"><text:bookmark text:name="user-content-n4480"/><text:bookmark text:name="N4480"/>[N4480] N4480 - Working Draft, C++ Extensions for Library Fundamentals</text:p>
      <text:p text:style-name="Text_20_body"><text:a xlink:type="simple" xlink:href="http://www.open-std.org/jtc1/sc22/wg21/docs/papers/2015/n4480.html">http://www.open-std.org/jtc1/sc22/wg21/docs/papers/2015/n4480.html</text:a></text:p>
      <text:p text:style-name="Text_20_body"><text:bookmark text:name="user-content-n4542"/><text:bookmark text:name="N4542"/>[N4542] N4542 - Variant: a type-safe union (v4) </text:p>
      <text:p text:style-name="Text_20_body"><text:a xlink:type="simple" xlink:href="http://www.open-std.org/jtc1/sc22/wg21/docs/papers/2015/n4542.pdf">http://www.open-std.org/jtc1/sc22/wg21/docs/papers/2015/n4542.pdf</text:a></text:p>
      <text:p text:style-name="Text_20_body"><text:bookmark text:name="user-content-eggsvariant"/><text:bookmark text:name="eggs-variant"/>[eggs-variant] eggs::variant</text:p>
      <text:p text:style-name="Text_20_body"><text:a xlink:type="simple" xlink:href="https://github.com/eggs-cpp/variant">https://github.com/eggs-cpp/variant</text:a></text:p>
      <text:p text:style-name="Text_20_body">[N4471] N4471 -Template parameter deduction for constructors (Rev 2) </text:p>
      <text:p text:style-name="Text_20_body"><text:a xlink:type="simple" xlink:href="http://www.open-std.org/jtc1/sc22/wg21/docs/papers/2015/n4471.html">http://www.open-std.org/jtc1/sc22/wg21/docs/papers/2015/n4471.html</text:a></text:p>
      <text:p text:style-name="Text_20_body">[P0042] P0042 – std::recover: undoing type erasure</text:p>
      <text:p text:style-name="Text_20_body"><text:a xlink:type="simple" xlink:href="http://www.open-std.org/jtc1/sc22/wg21/docs/papers/2015/p0042r0.pdf">http://www.open-std.org/jtc1/sc22/wg21/docs/papers/2015/p0042r0.pdf</text:a></text:p>
      <text:p text:style-name="Text_20_body">[P0050] P0050 – C++ generic match function</text:p>
      <text:p text:style-name="P11"><text:a xlink:type="simple" xlink:href="http://www.open-std.org/jtc1/sc22/wg21/docs/papers/2015/p0050r0.pdf">http://www.open-std.org/jtc1/sc22/wg21/docs/papers/2015/p0050r0.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Line_20_numbering" style:display-name="Line numbering" style:family="text"/>
    <style:style style:name="Variable"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T1" style:family="text">
      <style:text-properties style:font-name="Times New Roman"/>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Botet<text:tab/>H<text:span text:style-name="Source_20_Text"><text:span text:style-name="MT1">omogeneous interface for </text:span></text:span><text:span text:style-name="Source_20_Text">variant&lt;Ts...&gt;</text:span>, <text:span text:style-name="Source_20_Text">any</text:span><text:span text:style-name="MT1"> and </text:span><text:span text:style-name="Source_20_Text">optional&lt;T&gt;</text:span> <text:tab/>P0032 </text:p>
      </style:header>
      <style:footer>
        <text:p text:style-name="Footer"><text:tab/><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cente Botet Escriba</meta:initial-creator>
    <meta:creation-date>2015-05-09T11:17:04</meta:creation-date>
    <dc:date>2015-09-24T15:38:28</dc:date>
    <dc:creator>Vicente Botet Escriba</dc:creator>
    <meta:editing-duration>P16DT16H46M42S</meta:editing-duration>
    <meta:editing-cycles>350</meta:editing-cycles>
    <meta:generator>OpenOffice.org/3.3$Unix OpenOffice.org_project/330m20$Build-9567</meta:generator>
    <meta:document-statistic meta:table-count="1" meta:image-count="0" meta:object-count="0" meta:page-count="16" meta:paragraph-count="453" meta:word-count="3396" meta:character-count="23450"/>
  </office:meta>
</office:document-meta>
</file>